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06cm"/>
    </style:style>
    <style:style style:name="Tabla1.B" style:family="table-column">
      <style:table-column-properties style:column-width="6.144cm"/>
    </style:style>
    <style:style style:name="Tabla1.C" style:family="table-column">
      <style:table-column-properties style:column-width="8.05cm"/>
    </style:style>
    <style:style style:name="Tabla1.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1.C1" style:family="table-cell">
      <style:table-cell-properties style:vertical-align="middle" fo:padding="0.049cm" fo:border="0.05pt solid #e3e3e3"/>
    </style:style>
    <style:style style:name="Tabla1.A2" style:family="table-cell">
      <style:table-cell-properties style:vertical-align="middle" fo:padding-left="0cm" fo:padding-right="0cm" fo:padding-top="0cm" fo:padding-bottom="0.049cm" fo:border-left="none" fo:border-right="none" fo:border-top="none" fo:border-bottom="0.75pt solid #e3e3e3"/>
    </style:style>
    <style:style style:name="Tabla1.C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2" style:family="table">
      <style:table-properties style:width="17cm" table:align="left"/>
    </style:style>
    <style:style style:name="Tabla2.A" style:family="table-column">
      <style:table-column-properties style:column-width="2.683cm"/>
    </style:style>
    <style:style style:name="Tabla2.B" style:family="table-column">
      <style:table-column-properties style:column-width="6.927cm"/>
    </style:style>
    <style:style style:name="Tabla2.C" style:family="table-column">
      <style:table-column-properties style:column-width="7.391cm"/>
    </style:style>
    <style:style style:name="Tabla2.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2.C1" style:family="table-cell">
      <style:table-cell-properties style:vertical-align="middle" fo:padding="0.049cm" fo:border="0.05pt solid #e3e3e3"/>
    </style:style>
    <style:style style:name="Tabla2.A2" style:family="table-cell">
      <style:table-cell-properties style:vertical-align="middle" fo:padding-left="0cm" fo:padding-right="0cm" fo:padding-top="0cm" fo:padding-bottom="0.049cm" fo:border-left="none" fo:border-right="none" fo:border-top="none" fo:border-bottom="0.75pt solid #e3e3e3"/>
    </style:style>
    <style:style style:name="Tabla2.C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3" style:family="table">
      <style:table-properties style:width="5.995cm" table:align="left"/>
    </style:style>
    <style:style style:name="Tabla3.A" style:family="table-column">
      <style:table-column-properties style:column-width="2.872cm"/>
    </style:style>
    <style:style style:name="Tabla3.B" style:family="table-column">
      <style:table-column-properties style:column-width="3.124cm"/>
    </style:style>
    <style:style style:name="Tabla3.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3.B1" style:family="table-cell">
      <style:table-cell-properties style:vertical-align="middle" fo:padding="0.049cm" fo:border="0.05pt solid #e3e3e3"/>
    </style:style>
    <style:style style:name="Tabla3.A2" style:family="table-cell">
      <style:table-cell-properties style:vertical-align="middle" fo:padding-left="0cm" fo:padding-right="0cm" fo:padding-top="0cm" fo:padding-bottom="0.049cm" fo:border-left="none" fo:border-right="none" fo:border-top="none" fo:border-bottom="0.75pt solid #e3e3e3"/>
    </style:style>
    <style:style style:name="Tabla3.B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4" style:family="table">
      <style:table-properties style:width="4.81cm" table:align="left"/>
    </style:style>
    <style:style style:name="Tabla4.A" style:family="table-column">
      <style:table-column-properties style:column-width="1.946cm"/>
    </style:style>
    <style:style style:name="Tabla4.B" style:family="table-column">
      <style:table-column-properties style:column-width="2.865cm"/>
    </style:style>
    <style:style style:name="Tabla4.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4.B1" style:family="table-cell">
      <style:table-cell-properties style:vertical-align="middle" fo:padding="0.049cm" fo:border="0.05pt solid #e3e3e3"/>
    </style:style>
    <style:style style:name="Tabla4.A2" style:family="table-cell">
      <style:table-cell-properties style:vertical-align="middle" fo:padding-left="0cm" fo:padding-right="0cm" fo:padding-top="0cm" fo:padding-bottom="0.049cm" fo:border-left="none" fo:border-right="none" fo:border-top="none" fo:border-bottom="0.75pt solid #e3e3e3"/>
    </style:style>
    <style:style style:name="Tabla4.B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5" style:family="table">
      <style:table-properties style:width="7.629cm" table:align="left"/>
    </style:style>
    <style:style style:name="Tabla5.A" style:family="table-column">
      <style:table-column-properties style:column-width="2.565cm"/>
    </style:style>
    <style:style style:name="Tabla5.B" style:family="table-column">
      <style:table-column-properties style:column-width="5.064cm"/>
    </style:style>
    <style:style style:name="Tabla5.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5.B1" style:family="table-cell">
      <style:table-cell-properties style:vertical-align="middle" fo:padding="0.049cm" fo:border="0.05pt solid #e3e3e3"/>
    </style:style>
    <style:style style:name="Tabla5.A2" style:family="table-cell">
      <style:table-cell-properties style:vertical-align="middle" fo:padding-left="0cm" fo:padding-right="0cm" fo:padding-top="0cm" fo:padding-bottom="0.049cm" fo:border-left="none" fo:border-right="none" fo:border-top="none" fo:border-bottom="0.75pt solid #e3e3e3"/>
    </style:style>
    <style:style style:name="Tabla5.B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6" style:family="table">
      <style:table-properties style:width="12.534cm" table:align="left"/>
    </style:style>
    <style:style style:name="Tabla6.A" style:family="table-column">
      <style:table-column-properties style:column-width="1.436cm"/>
    </style:style>
    <style:style style:name="Tabla6.B" style:family="table-column">
      <style:table-column-properties style:column-width="1.919cm"/>
    </style:style>
    <style:style style:name="Tabla6.C" style:family="table-column">
      <style:table-column-properties style:column-width="9.179cm"/>
    </style:style>
    <style:style style:name="Tabla6.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6.C1" style:family="table-cell">
      <style:table-cell-properties style:vertical-align="middle" fo:padding="0.049cm" fo:border="0.05pt solid #e3e3e3"/>
    </style:style>
    <style:style style:name="Tabla6.A2" style:family="table-cell">
      <style:table-cell-properties style:vertical-align="middle" fo:padding-left="0cm" fo:padding-right="0cm" fo:padding-top="0cm" fo:padding-bottom="0.049cm" fo:border-left="none" fo:border-right="none" fo:border-top="none" fo:border-bottom="0.75pt solid #e3e3e3"/>
    </style:style>
    <style:style style:name="Tabla6.C2" style:family="table-cell">
      <style:table-cell-properties style:vertical-align="middle" fo:padding-left="0cm" fo:padding-right="0.049cm" fo:padding-top="0cm" fo:padding-bottom="0.049cm" fo:border-left="none" fo:border-right="0.75pt solid #e3e3e3" fo:border-top="none" fo:border-bottom="0.75pt solid #e3e3e3"/>
    </style:style>
    <style:style style:name="P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 style:family="paragraph" style:parent-style-name="Text_20_body">
      <style:paragraph-properties fo:margin-left="0cm" fo:margin-right="0cm" fo:text-indent="0cm" style:auto-text-indent="false"/>
      <style:text-properties loext:padding="0.049cm" loext:border="0.06pt solid #d9d9e3"/>
    </style:style>
    <style:style style:name="P4" style:family="paragraph" style:parent-style-name="Text_20_body">
      <style:text-properties officeooo:paragraph-rsid="001118f6" loext:padding="0.049cm" loext:border="0.06pt solid #d9d9e3"/>
    </style:style>
    <style:style style:name="P5" style:family="paragraph" style:parent-style-name="Standard">
      <style:text-properties officeooo:rsid="001118f6" officeooo:paragraph-rsid="001118f6"/>
    </style:style>
    <style:style style:name="P6" style:family="paragraph" style:parent-style-name="Standard">
      <style:text-properties fo:font-weight="bold" officeooo:rsid="00126d72" officeooo:paragraph-rsid="00126d72" style:font-weight-asian="bold" style:font-weight-complex="bold"/>
    </style:style>
    <style:style style:name="P7" style:family="paragraph" style:parent-style-name="Preformatted_20_Text">
      <style:paragraph-properties fo:margin-left="0cm" fo:margin-right="0cm" fo:text-indent="0cm" style:auto-text-indent="false" fo:padding="0.049cm" fo:border="0.06pt solid #e3e3e3"/>
    </style:style>
    <style:style style:name="P8" style:family="paragraph" style:parent-style-name="Preformatted_20_Text">
      <style:paragraph-properties fo:margin-left="0cm" fo:margin-right="0cm" fo:margin-top="0cm" fo:margin-bottom="0.499cm" style:contextual-spacing="false" fo:text-indent="0cm" style:auto-text-indent="false" fo:padding="0.049cm" fo:border="0.06pt solid #e3e3e3"/>
    </style:style>
    <style:style style:name="P9" style:family="paragraph" style:parent-style-name="Preformatted_20_Text">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Preformatted_20_Text">
      <style:paragraph-properties fo:margin-top="0cm" fo:margin-bottom="0.499cm" style:contextual-spacing="false" fo:padding="0.049cm" fo:border="0.06pt solid #e3e3e3"/>
    </style:style>
    <style:style style:name="P11" style:family="paragraph" style:parent-style-name="Preformatted_20_Text">
      <style:paragraph-properties fo:padding="0.049cm" fo:border="0.06pt solid #e3e3e3"/>
    </style:style>
    <style:style style:name="P12" style:family="paragraph" style:parent-style-name="Standard">
      <style:text-properties fo:font-weight="bold" officeooo:rsid="00126d72" officeooo:paragraph-rsid="001118f6" style:font-weight-asian="bold" style:font-weight-complex="bold"/>
    </style:style>
    <style:style style:name="P13" style:family="paragraph" style:parent-style-name="Standard">
      <style:paragraph-properties fo:break-before="page"/>
      <style:text-properties fo:font-weight="bold" officeooo:rsid="00126d72" officeooo:paragraph-rsid="001118f6" style:font-weight-asian="bold" style:font-weight-complex="bold"/>
    </style:style>
    <style:style style:name="P14" style:family="paragraph" style:parent-style-name="Standard">
      <style:text-properties fo:font-weight="bold" officeooo:rsid="00126d72" officeooo:paragraph-rsid="001118f6" style:font-weight-asian="bold" style:font-weight-complex="bold" loext:padding="0.049cm" loext:border="0.06pt solid #e3e3e3"/>
    </style:style>
    <style:style style:name="P15" style:family="paragraph" style:parent-style-name="Standard">
      <style:paragraph-properties fo:margin-left="0cm" fo:margin-right="0cm" fo:text-indent="0cm" style:auto-text-indent="false"/>
      <style:text-properties loext:padding="0.049cm" loext:border="0.06pt solid #e3e3e3"/>
    </style:style>
    <style:style style:name="P16"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17" style:family="paragraph" style:parent-style-name="Table_20_Contents">
      <style:paragraph-properties fo:margin-left="0cm" fo:margin-right="0cm" fo:text-indent="0cm" style:auto-text-indent="false"/>
    </style:style>
    <style:style style:name="P18" style:family="paragraph" style:parent-style-name="Table_20_Heading">
      <style:paragraph-properties fo:margin-left="0cm" fo:margin-right="0cm" fo:text-indent="0cm" style:auto-text-indent="false"/>
    </style:style>
    <style:style style:name="P19" style:family="paragraph" style:parent-style-name="Text_20_body" style:list-style-name="L1">
      <style:paragraph-properties fo:margin-left="0cm" fo:margin-right="0cm" fo:text-indent="0cm" style:auto-text-indent="false" fo:padding="0.049cm" fo:border="0.06pt solid #d9d9e3"/>
    </style:style>
    <style:style style:name="P20"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21" style:family="paragraph" style:parent-style-name="Text_20_body" style:list-style-name="L2">
      <style:paragraph-properties fo:margin-left="0cm" fo:margin-right="0cm" fo:text-indent="0cm" style:auto-text-indent="false" fo:padding="0.049cm" fo:border="0.06pt solid #d9d9e3"/>
    </style:style>
    <style:style style:name="P22" style:family="paragraph" style:parent-style-name="Text_20_body">
      <style:paragraph-properties fo:margin-left="0cm" fo:margin-right="0cm" fo:text-indent="0cm" style:auto-text-indent="false" fo:padding="0.049cm" fo:border="0.06pt solid #e3e3e3"/>
    </style:style>
    <style:style style:name="P23" style:family="paragraph" style:parent-style-name="Text_20_body">
      <style:paragraph-properties fo:margin-left="0cm" fo:margin-right="0cm" fo:text-indent="0cm" style:auto-text-indent="false"/>
      <style:text-properties loext:padding="0.049cm" loext:border="0.06pt solid #e3e3e3"/>
    </style:style>
    <style:style style:name="P24"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25"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26"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7" style:family="paragraph" style:parent-style-name="Text_20_body" style:list-style-name="L3">
      <style:paragraph-properties fo:margin-left="0cm" fo:margin-right="0cm" fo:text-indent="0cm" style:auto-text-indent="false" fo:padding="0.049cm" fo:border="0.06pt solid #e3e3e3"/>
      <style:text-properties loext:padding="0.049cm" loext:border="0.06pt solid #e3e3e3"/>
    </style:style>
    <style:style style:name="P28"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9" style:family="paragraph" style:parent-style-name="Text_20_body" style:list-style-name="L4">
      <style:paragraph-properties fo:margin-left="0cm" fo:margin-right="0cm" fo:text-indent="0cm" style:auto-text-indent="false" fo:padding="0.049cm" fo:border="0.06pt solid #e3e3e3"/>
      <style:text-properties loext:padding="0.049cm" loext:border="0.06pt solid #e3e3e3"/>
    </style:style>
    <style:style style:name="P30"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1" style:family="paragraph" style:parent-style-name="Text_20_body" style:list-style-name="L5">
      <style:paragraph-properties fo:margin-left="0cm" fo:margin-right="0cm" fo:text-indent="0cm" style:auto-text-indent="false" fo:padding="0.049cm" fo:border="0.06pt solid #e3e3e3"/>
      <style:text-properties loext:padding="0.049cm" loext:border="0.06pt solid #e3e3e3"/>
    </style:style>
    <style:style style:name="P32" style:family="paragraph" style:parent-style-name="Text_20_body" style:list-style-name="L6">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3" style:family="paragraph" style:parent-style-name="Text_20_body" style:list-style-name="L6">
      <style:paragraph-properties fo:margin-left="0cm" fo:margin-right="0cm" fo:text-indent="0cm" style:auto-text-indent="false" fo:padding="0.049cm" fo:border="0.06pt solid #e3e3e3"/>
      <style:text-properties loext:padding="0.049cm" loext:border="0.06pt solid #e3e3e3"/>
    </style:style>
    <style:style style:name="P34" style:family="paragraph" style:parent-style-name="Text_20_body" style:list-style-name="L7">
      <style:paragraph-properties fo:margin-left="0cm" fo:margin-right="0cm" fo:text-indent="0cm" style:auto-text-indent="false" fo:padding="0.049cm" fo:border="0.06pt solid #e3e3e3"/>
      <style:text-properties loext:padding="0.049cm" loext:border="0.06pt solid #e3e3e3"/>
    </style:style>
    <style:style style:name="P35" style:family="paragraph" style:parent-style-name="Text_20_body" style:list-style-name="L8">
      <style:paragraph-properties fo:margin-left="0cm" fo:margin-right="0cm" fo:text-indent="0cm" style:auto-text-indent="false" fo:padding="0.049cm" fo:border="0.06pt solid #e3e3e3"/>
      <style:text-properties loext:padding="0.049cm" loext:border="0.06pt solid #e3e3e3"/>
    </style:style>
    <style:style style:name="P36" style:family="paragraph" style:parent-style-name="Text_20_body" style:list-style-name="L9">
      <style:paragraph-properties fo:margin-left="0cm" fo:margin-right="0cm" fo:text-indent="0cm" style:auto-text-indent="false" fo:padding="0.049cm" fo:border="0.06pt solid #e3e3e3"/>
      <style:text-properties loext:padding="0.049cm" loext:border="0.06pt solid #e3e3e3"/>
    </style:style>
    <style:style style:name="P37" style:family="paragraph" style:parent-style-name="Text_20_body" style:list-style-name="L10">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8" style:family="paragraph" style:parent-style-name="Text_20_body" style:list-style-name="L10">
      <style:paragraph-properties fo:margin-left="0cm" fo:margin-right="0cm" fo:text-indent="0cm" style:auto-text-indent="false" fo:padding="0.049cm" fo:border="0.06pt solid #e3e3e3"/>
      <style:text-properties loext:padding="0.049cm" loext:border="0.06pt solid #e3e3e3"/>
    </style:style>
    <style:style style:name="T1" style:family="text">
      <style:text-properties loext:padding="0.049cm" loext:border="0.06pt solid #d9d9e3"/>
    </style:style>
    <style:style style:name="T2" style:family="text">
      <style:text-properties officeooo:rsid="00232920"/>
    </style:style>
    <style:style style:name="T3" style:family="text">
      <style:text-properties officeooo:rsid="001e0324"/>
    </style:style>
    <style:style style:name="T4" style:family="text">
      <style:text-properties officeooo:rsid="0017b2f8"/>
    </style:style>
    <style:style style:name="T5" style:family="text">
      <style:text-properties officeooo:rsid="00185b0b"/>
    </style:style>
    <style:style style:name="T6" style:family="text">
      <style:text-properties officeooo:rsid="001d604f"/>
    </style:style>
    <style:style style:name="T7" style:family="text">
      <style:text-properties loext:padding="0.049cm" loext:border="0.06pt solid #e3e3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P sanBlas – Módulo 0<text:span text:style-name="T6">2</text:span> – <text:span text:style-name="T6">09</text:span><text:span text:style-name="T2">/</text:span><text:span text:style-name="T3">0</text:span><text:span text:style-name="T6">2</text:span>/202<text:span text:style-name="T3">4</text:span></text:p>
      <text:p text:style-name="P14"><draw:frame draw:style-name="fr1" draw:name="Imagen1" text:anchor-type="as-char" svg:width="0.635cm" svg:height="0.635cm" draw:z-index="10"><draw:image xlink:href="Pictures/100000000000007800000078EDC3B169886C47E9.png" xlink:type="simple" xlink:show="embed" xlink:actuate="onLoad" draw:mime-type="image/png"/><svg:title>User</svg:title></draw:frame></text:p>
      <text:p text:style-name="P15">Tú</text:p>
      <text:p text:style-name="P15">Créame un listadoen formato tabla con las capas OSI de la ISO. Descripción y funcionalidad. Luego realiza la misma operación con el modelo DOD y las capas TCPIP. Por último genera otra tabla de relación entre el modelo OSI y TCP/IP.</text:p>
      <text:p text:style-name="P16">ChatGPT</text:p>
      <text:p text:style-name="P24">Aquí tienes la tabla con las capas OSI de la ISO, junto con su descripción y funcionalidad:</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8">Capa OSI</text:p>
            </table:table-cell>
            <table:table-cell table:style-name="Tabla1.A1" office:value-type="string">
              <text:p text:style-name="P18">Descripción</text:p>
            </table:table-cell>
            <table:table-cell table:style-name="Tabla1.C1" office:value-type="string">
              <text:p text:style-name="P18">Funcionalidad</text:p>
            </table:table-cell>
          </table:table-row>
        </table:table-header-rows>
        <table:table-row>
          <table:table-cell table:style-name="Tabla1.A2" office:value-type="string">
            <text:p text:style-name="P17">7. Aplicación</text:p>
          </table:table-cell>
          <table:table-cell table:style-name="Tabla1.A2" office:value-type="string">
            <text:p text:style-name="P17">Proporciona interfaces para aplicaciones de usuario</text:p>
          </table:table-cell>
          <table:table-cell table:style-name="Tabla1.C2" office:value-type="string">
            <text:p text:style-name="P17">Permitir a las aplicaciones acceder a la red y comunicarse entre sí</text:p>
          </table:table-cell>
        </table:table-row>
        <table:table-row>
          <table:table-cell table:style-name="Tabla1.A2" office:value-type="string">
            <text:p text:style-name="P17">6. Presentación</text:p>
          </table:table-cell>
          <table:table-cell table:style-name="Tabla1.A2" office:value-type="string">
            <text:p text:style-name="P17">Traduce, cifra y comprime datos</text:p>
          </table:table-cell>
          <table:table-cell table:style-name="Tabla1.C2" office:value-type="string">
            <text:p text:style-name="P17">Garantizar la interoperabilidad entre sistemas con diferentes formatos de datos</text:p>
          </table:table-cell>
        </table:table-row>
        <table:table-row>
          <table:table-cell table:style-name="Tabla1.A2" office:value-type="string">
            <text:p text:style-name="P17">5. Sesión</text:p>
          </table:table-cell>
          <table:table-cell table:style-name="Tabla1.A2" office:value-type="string">
            <text:p text:style-name="P17">Establece, mantiene y termina conexiones entre aplicaciones</text:p>
          </table:table-cell>
          <table:table-cell table:style-name="Tabla1.C2" office:value-type="string">
            <text:p text:style-name="P17">Gestiona el diálogo entre las aplicaciones</text:p>
          </table:table-cell>
        </table:table-row>
        <table:table-row>
          <table:table-cell table:style-name="Tabla1.A2" office:value-type="string">
            <text:p text:style-name="P17">4. Transporte</text:p>
          </table:table-cell>
          <table:table-cell table:style-name="Tabla1.A2" office:value-type="string">
            <text:p text:style-name="P17">Proporciona entrega de datos fiable y control de flujo</text:p>
          </table:table-cell>
          <table:table-cell table:style-name="Tabla1.C2" office:value-type="string">
            <text:p text:style-name="P17">Garantizar que los datos lleguen sin errores y en el orden correcto</text:p>
          </table:table-cell>
        </table:table-row>
        <table:table-row>
          <table:table-cell table:style-name="Tabla1.A2" office:value-type="string">
            <text:p text:style-name="P17">3. Red</text:p>
          </table:table-cell>
          <table:table-cell table:style-name="Tabla1.A2" office:value-type="string">
            <text:p text:style-name="P17">Encamina los datos a través de la red</text:p>
          </table:table-cell>
          <table:table-cell table:style-name="Tabla1.C2" office:value-type="string">
            <text:p text:style-name="P17">Determinar la mejor ruta para enviar datos</text:p>
          </table:table-cell>
        </table:table-row>
        <table:table-row>
          <table:table-cell table:style-name="Tabla1.A2" office:value-type="string">
            <text:p text:style-name="P17">2. Enlace de datos</text:p>
          </table:table-cell>
          <table:table-cell table:style-name="Tabla1.A2" office:value-type="string">
            <text:p text:style-name="P17">Controla el acceso al medio y la detección de errores físicos</text:p>
          </table:table-cell>
          <table:table-cell table:style-name="Tabla1.C2" office:value-type="string">
            <text:p text:style-name="P17">Permitir la comunicación entre dispositivos conectados directamente</text:p>
          </table:table-cell>
        </table:table-row>
        <table:table-row>
          <table:table-cell table:style-name="Tabla1.A2" office:value-type="string">
            <text:p text:style-name="P17">1. Física</text:p>
          </table:table-cell>
          <table:table-cell table:style-name="Tabla1.A2" office:value-type="string">
            <text:p text:style-name="P17">Transmite bits a través del medio físico</text:p>
          </table:table-cell>
          <table:table-cell table:style-name="Tabla1.C2" office:value-type="string">
            <text:p text:style-name="Table_20_Contents">Convertir datos en señales eléctricas, ópticas o de radio para su transmisión</text:p>
          </table:table-cell>
        </table:table-row>
      </table:table>
      <text:p text:style-name="P24">Ahora, procederé a crear una tabla similar para el modelo DoD TCP/IP:</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8">Capa TCP/IP</text:p>
            </table:table-cell>
            <table:table-cell table:style-name="Tabla2.A1" office:value-type="string">
              <text:p text:style-name="P18">Descripción</text:p>
            </table:table-cell>
            <table:table-cell table:style-name="Tabla2.C1" office:value-type="string">
              <text:p text:style-name="P18">Funcionalidad</text:p>
            </table:table-cell>
          </table:table-row>
        </table:table-header-rows>
        <table:table-row>
          <table:table-cell table:style-name="Tabla2.A2" office:value-type="string">
            <text:p text:style-name="P17">4. Aplicación</text:p>
          </table:table-cell>
          <table:table-cell table:style-name="Tabla2.A2" office:value-type="string">
            <text:p text:style-name="P17">Proporciona servicios de red a las aplicaciones</text:p>
          </table:table-cell>
          <table:table-cell table:style-name="Tabla2.C2" office:value-type="string">
            <text:p text:style-name="P17">Permitir a las aplicaciones acceder a los servicios de red</text:p>
          </table:table-cell>
        </table:table-row>
        <table:table-row>
          <table:table-cell table:style-name="Tabla2.A2" office:value-type="string">
            <text:p text:style-name="P17">3. Transporte</text:p>
          </table:table-cell>
          <table:table-cell table:style-name="Tabla2.A2" office:value-type="string">
            <text:p text:style-name="P17">Facilita la comunicación punto a punto</text:p>
          </table:table-cell>
          <table:table-cell table:style-name="Tabla2.C2" office:value-type="string">
            <text:p text:style-name="P17">Proporcionar una comunicación fiable entre dispositivos</text:p>
          </table:table-cell>
        </table:table-row>
        <table:table-row>
          <table:table-cell table:style-name="Tabla2.A2" office:value-type="string">
            <text:p text:style-name="P17">2. Internet</text:p>
          </table:table-cell>
          <table:table-cell table:style-name="Tabla2.A2" office:value-type="string">
            <text:p text:style-name="P17">Encamina paquetes de datos a través de redes interconectadas</text:p>
          </table:table-cell>
          <table:table-cell table:style-name="Tabla2.C2" office:value-type="string">
            <text:p text:style-name="P17">Determinar la mejor ruta para enviar paquetes a través de Internet</text:p>
          </table:table-cell>
        </table:table-row>
        <table:table-row>
          <table:table-cell table:style-name="Tabla2.A2" office:value-type="string">
            <text:p text:style-name="P17">1. Acceso a la red</text:p>
          </table:table-cell>
          <table:table-cell table:style-name="Tabla2.A2" office:value-type="string">
            <text:p text:style-name="P17">Controla el acceso al medio físico y la transmisión de datos</text:p>
          </table:table-cell>
          <table:table-cell table:style-name="Tabla2.C2" office:value-type="string">
            <text:p text:style-name="Table_20_Contents">Permitir la comunicación entre dispositivos en la misma red física</text:p>
          </table:table-cell>
        </table:table-row>
      </table:table>
      <text:p text:style-name="P24">Finalmente, aquí tienes una tabla de relación entre el modelo OSI y TCP/IP:</text:p>
      <table:table table:name="Tabla3" table:style-name="Tabla3">
        <table:table-column table:style-name="Tabla3.A"/>
        <table:table-column table:style-name="Tabla3.B"/>
        <table:table-header-rows>
          <table:table-row>
            <table:table-cell table:style-name="Tabla3.A1" office:value-type="string">
              <text:p text:style-name="P18">Modelo OSI</text:p>
            </table:table-cell>
            <table:table-cell table:style-name="Tabla3.B1" office:value-type="string">
              <text:p text:style-name="P18">Modelo TCP/IP</text:p>
            </table:table-cell>
          </table:table-row>
        </table:table-header-rows>
        <table:table-row>
          <table:table-cell table:style-name="Tabla3.A2" office:value-type="string">
            <text:p text:style-name="P17">Aplicación</text:p>
          </table:table-cell>
          <table:table-cell table:style-name="Tabla3.B2" office:value-type="string">
            <text:p text:style-name="P17">Aplicación</text:p>
          </table:table-cell>
        </table:table-row>
        <table:table-row>
          <table:table-cell table:style-name="Tabla3.A2" office:value-type="string">
            <text:p text:style-name="P17">Presentación</text:p>
          </table:table-cell>
          <table:table-cell table:style-name="Tabla3.B2" office:value-type="string">
            <text:p text:style-name="P17">-</text:p>
          </table:table-cell>
        </table:table-row>
        <table:table-row>
          <table:table-cell table:style-name="Tabla3.A2" office:value-type="string">
            <text:p text:style-name="P17">Sesión</text:p>
          </table:table-cell>
          <table:table-cell table:style-name="Tabla3.B2" office:value-type="string">
            <text:p text:style-name="P17">-</text:p>
          </table:table-cell>
        </table:table-row>
        <table:table-row>
          <table:table-cell table:style-name="Tabla3.A2" office:value-type="string">
            <text:p text:style-name="P17">Transporte</text:p>
          </table:table-cell>
          <table:table-cell table:style-name="Tabla3.B2" office:value-type="string">
            <text:p text:style-name="P17">Transporte</text:p>
          </table:table-cell>
        </table:table-row>
        <table:table-row>
          <table:table-cell table:style-name="Tabla3.A2" office:value-type="string">
            <text:p text:style-name="P17">Red</text:p>
          </table:table-cell>
          <table:table-cell table:style-name="Tabla3.B2" office:value-type="string">
            <text:p text:style-name="P17">Internet</text:p>
          </table:table-cell>
        </table:table-row>
        <table:table-row>
          <table:table-cell table:style-name="Tabla3.A2" office:value-type="string">
            <text:p text:style-name="P17">Enlace de datos</text:p>
          </table:table-cell>
          <table:table-cell table:style-name="Tabla3.B2" office:value-type="string">
            <text:p text:style-name="P17">Acceso a la red</text:p>
          </table:table-cell>
        </table:table-row>
        <table:table-row>
          <table:table-cell table:style-name="Tabla3.A2" office:value-type="string">
            <text:p text:style-name="P17">Física</text:p>
          </table:table-cell>
          <table:table-cell table:style-name="Tabla3.B2" office:value-type="string">
            <text:p text:style-name="Table_20_Contents">-</text:p>
          </table:table-cell>
        </table:table-row>
      </table:table>
      <text:p text:style-name="P24"><text:soft-page-break/>En esta tabla, algunas capas del modelo OSI no tienen una correspondencia directa en el modelo TCP/IP. Por ejemplo, las capas de Presentación y Sesión del modelo OSI no están explícitamente definidas en TCP/IP, ya que algunas de sus funciones se incorporan en la capa de Aplicación o se gestionan a nivel de aplicación.</text:p>
      <text:p text:style-name="P25"><draw:frame draw:style-name="fr1" draw:name="Imagen2" text:anchor-type="as-char" svg:width="0.635cm" svg:height="0.635cm" draw:z-index="0"><draw:image xlink:href="Pictures/100000000000007800000078EDC3B169886C47E9.png" xlink:type="simple" xlink:show="embed" xlink:actuate="onLoad" draw:mime-type="image/png"/><svg:title>User</svg:title></draw:frame></text:p>
      <text:p text:style-name="P25">Tú</text:p>
      <text:p text:style-name="P25">Define una tabla con los protocolos de la pila TCP/IP y la capa a la cual podemos asignar cada uno de llos. </text:p>
      <text:p text:style-name="P23">ChatGPT</text:p>
      <text:p text:style-name="P24">Claro, aquí tienes una tabla que muestra algunos de los protocolos más comunes en la pila TCP/IP junto con la capa a la que pertenecen:</text:p>
      <table:table table:name="Tabla4" table:style-name="Tabla4">
        <table:table-column table:style-name="Tabla4.A"/>
        <table:table-column table:style-name="Tabla4.B"/>
        <table:table-header-rows>
          <table:table-row>
            <table:table-cell table:style-name="Tabla4.A1" office:value-type="string">
              <text:p text:style-name="P18">Protocolo</text:p>
            </table:table-cell>
            <table:table-cell table:style-name="Tabla4.B1" office:value-type="string">
              <text:p text:style-name="P18">Capa TCP/IP</text:p>
            </table:table-cell>
          </table:table-row>
        </table:table-header-rows>
        <table:table-row>
          <table:table-cell table:style-name="Tabla4.A2" office:value-type="string">
            <text:p text:style-name="P17">HTTP</text:p>
          </table:table-cell>
          <table:table-cell table:style-name="Tabla4.B2" office:value-type="string">
            <text:p text:style-name="P17">Aplicación</text:p>
          </table:table-cell>
        </table:table-row>
        <table:table-row>
          <table:table-cell table:style-name="Tabla4.A2" office:value-type="string">
            <text:p text:style-name="P17">HTTPS</text:p>
          </table:table-cell>
          <table:table-cell table:style-name="Tabla4.B2" office:value-type="string">
            <text:p text:style-name="P17">Aplicación</text:p>
          </table:table-cell>
        </table:table-row>
        <table:table-row>
          <table:table-cell table:style-name="Tabla4.A2" office:value-type="string">
            <text:p text:style-name="P17">FTP</text:p>
          </table:table-cell>
          <table:table-cell table:style-name="Tabla4.B2" office:value-type="string">
            <text:p text:style-name="P17">Aplicación</text:p>
          </table:table-cell>
        </table:table-row>
        <table:table-row>
          <table:table-cell table:style-name="Tabla4.A2" office:value-type="string">
            <text:p text:style-name="P17">SMTP</text:p>
          </table:table-cell>
          <table:table-cell table:style-name="Tabla4.B2" office:value-type="string">
            <text:p text:style-name="P17">Aplicación</text:p>
          </table:table-cell>
        </table:table-row>
        <table:table-row>
          <table:table-cell table:style-name="Tabla4.A2" office:value-type="string">
            <text:p text:style-name="P17">DNS</text:p>
          </table:table-cell>
          <table:table-cell table:style-name="Tabla4.B2" office:value-type="string">
            <text:p text:style-name="P17">Aplicación</text:p>
          </table:table-cell>
        </table:table-row>
        <table:table-row>
          <table:table-cell table:style-name="Tabla4.A2" office:value-type="string">
            <text:p text:style-name="P17">TCP</text:p>
          </table:table-cell>
          <table:table-cell table:style-name="Tabla4.B2" office:value-type="string">
            <text:p text:style-name="P17">Transporte</text:p>
          </table:table-cell>
        </table:table-row>
        <table:table-row>
          <table:table-cell table:style-name="Tabla4.A2" office:value-type="string">
            <text:p text:style-name="P17">UDP</text:p>
          </table:table-cell>
          <table:table-cell table:style-name="Tabla4.B2" office:value-type="string">
            <text:p text:style-name="P17">Transporte</text:p>
          </table:table-cell>
        </table:table-row>
        <table:table-row>
          <table:table-cell table:style-name="Tabla4.A2" office:value-type="string">
            <text:p text:style-name="P17">IP</text:p>
          </table:table-cell>
          <table:table-cell table:style-name="Tabla4.B2" office:value-type="string">
            <text:p text:style-name="P17">Internet</text:p>
          </table:table-cell>
        </table:table-row>
        <table:table-row>
          <table:table-cell table:style-name="Tabla4.A2" office:value-type="string">
            <text:p text:style-name="P17">ARP</text:p>
          </table:table-cell>
          <table:table-cell table:style-name="Tabla4.B2" office:value-type="string">
            <text:p text:style-name="P17">Acceso a la red</text:p>
          </table:table-cell>
        </table:table-row>
        <table:table-row>
          <table:table-cell table:style-name="Tabla4.A2" office:value-type="string">
            <text:p text:style-name="P17">ICMP</text:p>
          </table:table-cell>
          <table:table-cell table:style-name="Tabla4.B2" office:value-type="string">
            <text:p text:style-name="P17">Internet</text:p>
          </table:table-cell>
        </table:table-row>
        <table:table-row>
          <table:table-cell table:style-name="Tabla4.A2" office:value-type="string">
            <text:p text:style-name="P17">Ethernet</text:p>
          </table:table-cell>
          <table:table-cell table:style-name="Tabla4.B2" office:value-type="string">
            <text:p text:style-name="P17">Acceso a la red</text:p>
          </table:table-cell>
        </table:table-row>
        <table:table-row>
          <table:table-cell table:style-name="Tabla4.A2" office:value-type="string">
            <text:p text:style-name="P17">PPP</text:p>
          </table:table-cell>
          <table:table-cell table:style-name="Tabla4.B2" office:value-type="string">
            <text:p text:style-name="Table_20_Contents">Acceso a la red</text:p>
          </table:table-cell>
        </table:table-row>
      </table:table>
      <text:p text:style-name="P24">Esta tabla proporciona una visión general de algunos de los protocolos más utilizados en la pila TCP/IP y la capa a la que pertenecen. Es importante tener en cuenta que hay muchos más protocolos en cada capa, pero estos son algunos ejemplos representativos.</text:p>
      <text:p text:style-name="P25"><draw:frame draw:style-name="fr1" draw:name="Imagen3" text:anchor-type="as-char" svg:width="0.635cm" svg:height="0.635cm" draw:z-index="1"><draw:image xlink:href="Pictures/100000000000007800000078EDC3B169886C47E9.png" xlink:type="simple" xlink:show="embed" xlink:actuate="onLoad" draw:mime-type="image/png"/><svg:title>User</svg:title></draw:frame></text:p>
      <text:p text:style-name="P25">Tú</text:p>
      <text:p text:style-name="P25">Define qué es una dirección IP. Para qué sirve. Tipos de redes (ipv4) ABCD. Qué es la máscara de subred, para qué sirve. Ponme un ejemplo de cáculo de entrega de paquetes desde la dirección 192.168.1.5 con máscara 255.255.255.0 al host 1.1.1.1 (operaciones binarias)</text:p>
      <text:p text:style-name="P23">ChatGPT</text:p>
      <text:p text:style-name="P24">Una dirección IP (Protocolo de Internet) es una etiqueta numérica asignada a cada dispositivo que participa en una red de computadoras que utiliza el protocolo IP para la comunicación. Sirve como identificador único para permitir que los dispositivos se comuniquen entre sí a través de la red. <text:soft-page-break/>Hay dos versiones principales de direcciones IP: IPv4 e IPv6. En esta respuesta, me centraré en IPv4.</text:p>
      <text:p text:style-name="P24">IPv4 utiliza direcciones IP de 32 bits, que están divididas en cuatro octetos separados por puntos. Cada octeto puede contener un valor entre 0 y 255. Por ejemplo, 192.168.1.5 es una dirección IPv4 típica.</text:p>
      <text:p text:style-name="P24">Tipos de redes IPv4 (Clases ABCD):</text:p>
      <text:list text:style-name="L3">
        <text:list-item>
          <text:p text:style-name="P26">Clase A: Utiliza el primer octeto para la red y los tres restantes para los hosts. Rango de direcciones: 1.0.0.0 a 126.255.255.255.</text:p>
        </text:list-item>
        <text:list-item>
          <text:p text:style-name="P26">Clase B: Utiliza los dos primeros octetos para la red y los dos restantes para los hosts. Rango de direcciones: 128.0.0.0 a 191.255.255.255.</text:p>
        </text:list-item>
        <text:list-item>
          <text:p text:style-name="P26">Clase C: Utiliza los tres primeros octetos para la red y el último para los hosts. Rango de direcciones: 192.0.0.0 a 223.255.255.255.</text:p>
        </text:list-item>
        <text:list-item>
          <text:p text:style-name="P26">Clase D: Reservada para multicasting.</text:p>
        </text:list-item>
        <text:list-item>
          <text:p text:style-name="P27">Clase E: Reservada para usos experimentales.</text:p>
        </text:list-item>
      </text:list>
      <text:p text:style-name="P24">La máscara de subred es un número de 32 bits que se utiliza para dividir una dirección IP en dos partes: la parte de la red y la parte del host. La máscara de subred define qué parte de la dirección IP se refiere a la red y qué parte se refiere al host.</text:p>
      <text:p text:style-name="P24">Un ejemplo de máscara de subred es 255.255.255.0. Esta máscara de subred se utiliza comúnmente en redes de clase C y significa que los primeros tres octetos de la dirección IP se refieren a la red, mientras que el último octeto se refiere al host.</text:p>
      <text:p text:style-name="P24">Ahora, para calcular la entrega de paquetes desde la dirección IP 192.168.1.5 con máscara 255.255.255.0 al host 1.1.1.1, necesitamos determinar si el host de destino está en la misma red que el host de origen.</text:p>
      <text:p text:style-name="P24">Primero, convertimos las direcciones IP a binario:</text:p>
      <text:list text:style-name="L4">
        <text:list-item>
          <text:p text:style-name="P28">Dirección IP de origen (192.168.1.5): 11000000.10101000.00000001.00000101</text:p>
        </text:list-item>
        <text:list-item>
          <text:p text:style-name="P28">Máscara de subred (255.255.255.0): 11111111.11111111.11111111.00000000</text:p>
        </text:list-item>
        <text:list-item>
          <text:p text:style-name="P29">Dirección IP de destino (1.1.1.1): 00000001.00000001.00000001.00000001</text:p>
        </text:list-item>
      </text:list>
      <text:p text:style-name="P24">Luego, aplicamos la operación AND bit a bit entre la dirección IP de origen y la máscara de subred:</text:p>
      <text:p text:style-name="P9">markdownCopy code</text:p>
      <text:p text:style-name="P7"><text:span text:style-name="Source_20_Text"><text:span text:style-name="T7">11000000.10101000.00000001.00000101 (Dirección IP de origen)</text:span></text:span></text:p>
      <text:p text:style-name="P7"><text:span text:style-name="Source_20_Text"><text:span text:style-name="T7">11111111.11111111.11111111.00000000 (Máscara de subred)</text:span></text:span></text:p>
      <text:p text:style-name="P11"><text:span text:style-name="Source_20_Text"><text:span text:style-name="T7">-----------------------------------</text:span></text:span></text:p>
      <text:p text:style-name="P10"><text:span text:style-name="Source_20_Text"><text:span text:style-name="T7">11000000.10101000.00000001.00000000 (Parte de la red)</text:span></text:span></text:p>
      <text:p text:style-name="P24"><text:soft-page-break/>La parte de la red resultante es 192.168.1.0.</text:p>
      <text:p text:style-name="P24">Hacemos lo mismo para la dirección IP de destino:</text:p>
      <text:p text:style-name="P9">markdownCopy code</text:p>
      <text:p text:style-name="P7"><text:span text:style-name="Source_20_Text"><text:span text:style-name="T7">00000001.00000001.00000001.00000001 (Dirección IP de destino)</text:span></text:span></text:p>
      <text:p text:style-name="P7"><text:span text:style-name="Source_20_Text"><text:span text:style-name="T7">11111111.11111111.11111111.00000000 (Máscara de subred)</text:span></text:span></text:p>
      <text:p text:style-name="P11"><text:span text:style-name="Source_20_Text"><text:span text:style-name="T7">-----------------------------------</text:span></text:span></text:p>
      <text:p text:style-name="P10"><text:span text:style-name="Source_20_Text"><text:span text:style-name="T7">00000001.00000001.00000001.00000000 (Parte de la red)</text:span></text:span></text:p>
      <text:p text:style-name="P24">La parte de la red resultante es 1.1.1.0.</text:p>
      <text:p text:style-name="P24">Como la parte de la red de la dirección IP de origen no coincide con la parte de la red de la dirección IP de destino, el enrutador enviará el paquete al enrutador predeterminado para su entrega fuera de la red local.</text:p>
      <text:p text:style-name="P25"><draw:frame draw:style-name="fr1" draw:name="Imagen4" text:anchor-type="as-char" svg:width="0.635cm" svg:height="0.635cm" draw:z-index="2"><draw:image xlink:href="Pictures/100000000000007800000078EDC3B169886C47E9.png" xlink:type="simple" xlink:show="embed" xlink:actuate="onLoad" draw:mime-type="image/png"/><svg:title>User</svg:title></draw:frame></text:p>
      <text:p text:style-name="P25">Tú</text:p>
      <text:p text:style-name="P25">Define de manera correcta las redes ABCD (según los valores e los primeros bits del primero byte)</text:p>
      <text:p text:style-name="P23">ChatGPT</text:p>
      <text:p text:style-name="P24">Mis disculpas por la confusión anterior. Las clases de redes (A, B, C, D) en el esquema de direcciones IPv4 se definen en función de los valores de los primeros bits del primer byte de la dirección IP. Aquí están las definiciones correctas:</text:p>
      <text:list text:style-name="L5">
        <text:list-item>
          <text:p text:style-name="P30">Clase A: El primer bit del primer octeto siempre es 0. Los primeros 7 bits del primer octeto representan la parte de la red, y los restantes 24 bits representan la parte del host. El rango de direcciones IP de clase A es de 1.0.0.0 a 127.255.255.255.</text:p>
        </text:list-item>
        <text:list-item>
          <text:p text:style-name="P30">Clase B: Los dos primeros bits del primer octeto son 10. Los primeros 14 bits del primer octeto representan la parte de la red, y los restantes 16 bits representan la parte del host. El rango de direcciones IP de clase B es de 128.0.0.0 a 191.255.255.255.</text:p>
        </text:list-item>
        <text:list-item>
          <text:p text:style-name="P30">Clase C: Los tres primeros bits del primer octeto son 110. Los primeros 21 bits del primer octeto representan la parte de la red, y los restantes 8 bits representan la parte del host. El rango de direcciones IP de clase C es de 192.0.0.0 a 223.255.255.255.</text:p>
        </text:list-item>
        <text:list-item>
          <text:p text:style-name="P31">Clase D: Los primeros cuatro bits del primer octeto son 1110. Las direcciones de clase D están reservadas para el uso de multicast, por lo que no se utilizan para identificar redes específicas.</text:p>
        </text:list-item>
      </text:list>
      <text:p text:style-name="P24">Es importante tener en cuenta que las clases de redes (A, B, C) están asociadas con diferentes tamaños de redes y rangos de direcciones IP, lo que influye en la cantidad de hosts y subredes que pueden existir en cada clase.</text:p>
      <text:p text:style-name="P25"><draw:frame draw:style-name="fr1" draw:name="Imagen5" text:anchor-type="as-char" svg:width="0.635cm" svg:height="0.635cm" draw:z-index="3"><draw:image xlink:href="Pictures/100000000000007800000078EDC3B169886C47E9.png" xlink:type="simple" xlink:show="embed" xlink:actuate="onLoad" draw:mime-type="image/png"/><svg:title>User</svg:title></draw:frame></text:p>
      <text:p text:style-name="P25">Tú</text:p>
      <text:p text:style-name="P25"><text:soft-page-break/>Listado en formato tabla de los valores de las difernetes redes (0-127, 128-191, 192,-223). Define que seon las direcciones privadas y crea un lisatdo con ellas. Define que es APIPE y las direcciones que usa. </text:p>
      <text:p text:style-name="P23">ChatGPT</text:p>
      <text:p text:style-name="P24">Aquí tienes un listado en formato de tabla con los valores de las diferentes redes según las clases A, B y C:</text:p>
      <table:table table:name="Tabla5" table:style-name="Tabla5">
        <table:table-column table:style-name="Tabla5.A"/>
        <table:table-column table:style-name="Tabla5.B"/>
        <table:table-header-rows>
          <table:table-row>
            <table:table-cell table:style-name="Tabla5.A1" office:value-type="string">
              <text:p text:style-name="P18">Clase de Red</text:p>
            </table:table-cell>
            <table:table-cell table:style-name="Tabla5.B1" office:value-type="string">
              <text:p text:style-name="P18">Rango de Direcciones</text:p>
            </table:table-cell>
          </table:table-row>
        </table:table-header-rows>
        <table:table-row>
          <table:table-cell table:style-name="Tabla5.A2" office:value-type="string">
            <text:p text:style-name="P17">Clase A</text:p>
          </table:table-cell>
          <table:table-cell table:style-name="Tabla5.B2" office:value-type="string">
            <text:p text:style-name="P17">0.0.0.0 - 127.255.255.255</text:p>
          </table:table-cell>
        </table:table-row>
        <table:table-row>
          <table:table-cell table:style-name="Tabla5.A2" office:value-type="string">
            <text:p text:style-name="P17">Clase B</text:p>
          </table:table-cell>
          <table:table-cell table:style-name="Tabla5.B2" office:value-type="string">
            <text:p text:style-name="P17">128.0.0.0 - 191.255.255.255</text:p>
          </table:table-cell>
        </table:table-row>
        <table:table-row>
          <table:table-cell table:style-name="Tabla5.A2" office:value-type="string">
            <text:p text:style-name="P17">Clase C</text:p>
          </table:table-cell>
          <table:table-cell table:style-name="Tabla5.B2" office:value-type="string">
            <text:p text:style-name="Table_20_Contents">192.0.0.0 - 223.255.255.255</text:p>
          </table:table-cell>
        </table:table-row>
      </table:table>
      <text:p text:style-name="P24">Las direcciones IP privadas son direcciones reservadas para su uso en redes locales privadas y no se enrutan a través de Internet público. Estas direcciones se definen en los siguientes rangos:</text:p>
      <text:list text:style-name="L6">
        <text:list-item>
          <text:p text:style-name="P32">Clase A Privada: 10.0.0.0 - 10.255.255.255</text:p>
        </text:list-item>
        <text:list-item>
          <text:p text:style-name="P32">Clase B Privada: 172.16.0.0 - 172.31.255.255</text:p>
        </text:list-item>
        <text:list-item>
          <text:p text:style-name="P33">Clase C Privada: 192.168.0.0 - 192.168.255.255</text:p>
        </text:list-item>
      </text:list>
      <text:p text:style-name="P24">Las direcciones APIPA (Automatic Private IP Addressing) son direcciones IP que los sistemas operativos de Microsoft asignan automáticamente a una computadora cuando esta no puede obtener una dirección IP válida de un servidor DHCP (Dynamic Host Configuration Protocol). Las direcciones APIPA están en el rango:</text:p>
      <text:list text:style-name="L7">
        <text:list-item>
          <text:p text:style-name="P34">Direcciones APIPA: 169.254.0.1 - 169.254.255.254</text:p>
        </text:list-item>
      </text:list>
      <text:p text:style-name="P24">Estas direcciones se utilizan para permitir la comunicación básica en redes locales cuando no hay un servidor DHCP disponible.</text:p>
      <text:p text:style-name="P25"><draw:frame draw:style-name="fr1" draw:name="Imagen6" text:anchor-type="as-char" svg:width="0.635cm" svg:height="0.635cm" draw:z-index="4"><draw:image xlink:href="Pictures/100000000000007800000078EDC3B169886C47E9.png" xlink:type="simple" xlink:show="embed" xlink:actuate="onLoad" draw:mime-type="image/png"/><svg:title>User</svg:title></draw:frame></text:p>
      <text:p text:style-name="P25">Tú</text:p>
      <text:p text:style-name="P25">Indica el uso de la red 127.0.0.0</text:p>
      <text:p text:style-name="P23">ChatGPT</text:p>
      <text:p text:style-name="P24">La red 127.0.0.0 se reserva para la comunicación interna de un dispositivo consigo mismo, también conocida como "loopback". En esta red, la dirección IP más comúnmente utilizada es 127.0.0.1, que se conoce como "localhost". Cuando un dispositivo envía datos a la dirección IP 127.0.0.1, los datos se envían a la misma máquina en la que se originaron, lo que permite la comunicación entre diferentes servicios y aplicaciones que se ejecutan en el mismo dispositivo. Esta funcionalidad es fundamental para el desarrollo y la depuración de aplicaciones de red, ya que permite probar y verificar el funcionamiento de los servicios locales sin necesidad de una conexión externa a una red real.</text:p>
      <text:p text:style-name="P25"><text:soft-page-break/><draw:frame draw:style-name="fr1" draw:name="Imagen7" text:anchor-type="as-char" svg:width="0.635cm" svg:height="0.635cm" draw:z-index="5"><draw:image xlink:href="Pictures/100000000000007800000078EDC3B169886C47E9.png" xlink:type="simple" xlink:show="embed" xlink:actuate="onLoad" draw:mime-type="image/png"/><svg:title>User</svg:title></draw:frame></text:p>
      <text:p text:style-name="P25">Tú</text:p>
      <text:p text:style-name="P25">Explica qué es NAT. su uso y relación entre redes públicas y privadas. DNAT y SNAT. </text:p>
      <text:p text:style-name="P23">ChatGPT</text:p>
      <text:p text:style-name="P24">NAT (Network Address Translation) es una técnica utilizada en redes de computadoras para traducir direcciones IP entre diferentes dominios de direcciones IP. Su propósito principal es permitir que múltiples dispositivos en una red privada compartan una única dirección IP pública para acceder a recursos en Internet.</text:p>
      <text:p text:style-name="P24">El uso de NAT es fundamental en situaciones en las que una red privada, que utiliza direcciones IP privadas no enrutables, necesita comunicarse con Internet a través de una dirección IP pública única. En lugar de asignar direcciones IP públicas únicas a cada dispositivo en la red privada, NAT permite que los dispositivos privados utilicen una única dirección IP pública para enviar y recibir datos desde Internet.</text:p>
      <text:p text:style-name="P24">Existen dos tipos principales de NAT:</text:p>
      <text:list text:style-name="L8">
        <text:list-item>
          <text:p text:style-name="P35">SNAT (Source Network Address Translation): También conocido como NAT de origen, SNAT traduce la dirección IP de origen de los paquetes de datos que salen de una red privada a una dirección IP pública antes de enviarlos a través de Internet. Esto permite que los dispositivos en la red privada compartan la misma dirección IP pública para acceder a recursos externos.</text:p>
        </text:list-item>
        <text:list-item>
          <text:p text:style-name="P35">DNAT (Destination Network Address Translation): También conocido como NAT de destino, DNAT traduce la dirección IP de destino de los paquetes de datos que llegan a una red privada desde Internet a una dirección IP privada antes de entregarlos a su destino final en la red privada. Esto permite que los dispositivos en la red privada reciban tráfico de Internet destinado a ellos, a pesar de que los paquetes se envían inicialmente a la dirección IP pública asignada al enrutador NAT.</text:p>
        </text:list-item>
      </text:list>
      <text:p text:style-name="P24">La relación entre redes públicas y privadas en NAT es que NAT actúa como un intermediario entre estas dos redes. Permite que los dispositivos en una red privada utilicen direcciones IP privadas para la comunicación interna, mientras que las direcciones IP públicas se utilizan para la comunicación externa con Internet. DNAT y SNAT son mecanismos específicos dentro de NAT que controlan cómo se traducen las direcciones IP tanto en el origen como en el destino de los paquetes de datos.</text:p>
      <text:p text:style-name="P25"><draw:frame draw:style-name="fr1" draw:name="Imagen8" text:anchor-type="as-char" svg:width="0.635cm" svg:height="0.635cm" draw:z-index="6"><draw:image xlink:href="Pictures/100000000000007800000078EDC3B169886C47E9.png" xlink:type="simple" xlink:show="embed" xlink:actuate="onLoad" draw:mime-type="image/png"/><svg:title>User</svg:title></draw:frame></text:p>
      <text:p text:style-name="P25">Tú</text:p>
      <text:p text:style-name="P25"><text:soft-page-break/>Parcialmente mal. Define NAT y PAT. Explica qué sonlos puertos, tipos y un listado en formato tabla con puertos , protocolo, utilidad. </text:p>
      <text:p text:style-name="P23">ChatGPT</text:p>
      <text:p text:style-name="P24">Mis disculpas por la confusión anterior. Aquí tienes las definiciones correctas:</text:p>
      <text:p text:style-name="P24">NAT (Network Address Translation) es una técnica que permite que múltiples dispositivos en una red privada compartan una única dirección IP pública para acceder a recursos en Internet. NAT traduce las direcciones IP y los números de puerto de los dispositivos internos a una dirección IP y puerto públicos antes de enviar los paquetes fuera de la red privada. Esto permite que los dispositivos internos se comuniquen a través de Internet utilizando una sola dirección IP pública.</text:p>
      <text:p text:style-name="P24">PAT (Port Address Translation), también conocido como NAT Overload, es una forma específica de NAT que utiliza múltiples direcciones IP privadas en combinación con números de puerto para traducir las direcciones IP y los puertos de múltiples dispositivos internos a una sola dirección IP pública. PAT utiliza números de puerto únicos para cada conexión, lo que le permite admitir un mayor número de conexiones simultáneas que la traducción de direcciones IP estática.</text:p>
      <text:p text:style-name="P24">Los puertos son números de identificación asignados a procesos específicos en un dispositivo de red. Permiten que múltiples aplicaciones se comuniquen simultáneamente en un solo dispositivo sin interferencias entre ellas. Hay dos tipos principales de puertos:</text:p>
      <text:list text:style-name="L9">
        <text:list-item>
          <text:p text:style-name="P36">Puertos TCP (Transmission Control Protocol): Se utilizan para establecer conexiones de comunicación orientadas a la conexión, garantizando la entrega ordenada y fiable de los datos. Algunos ejemplos de servicios TCP comunes son HTTP (80), HTTPS (443) y FTP (21).</text:p>
        </text:list-item>
        <text:list-item>
          <text:p text:style-name="P36">Puertos UDP (User Datagram Protocol): Se utilizan para comunicaciones sin conexión, donde la entrega de datos no está garantizada. Algunos ejemplos de servicios UDP comunes son DNS (53), DHCP (67-68) y SNMP (161).</text:p>
        </text:list-item>
      </text:list>
      <text:p text:style-name="P24">Aquí tienes un listado en formato de tabla con algunos puertos comunes, el protocolo asociado y su utilidad:</text:p>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18">Puerto</text:p>
            </table:table-cell>
            <table:table-cell table:style-name="Tabla6.A1" office:value-type="string">
              <text:p text:style-name="P18">Protocolo</text:p>
            </table:table-cell>
            <table:table-cell table:style-name="Tabla6.C1" office:value-type="string">
              <text:p text:style-name="P18">Utilidad</text:p>
            </table:table-cell>
          </table:table-row>
        </table:table-header-rows>
        <table:table-row>
          <table:table-cell table:style-name="Tabla6.A2" office:value-type="string">
            <text:p text:style-name="P17">80</text:p>
          </table:table-cell>
          <table:table-cell table:style-name="Tabla6.A2" office:value-type="string">
            <text:p text:style-name="P17">TCP</text:p>
          </table:table-cell>
          <table:table-cell table:style-name="Tabla6.C2" office:value-type="string">
            <text:p text:style-name="P17">HTTP - Servidor web</text:p>
          </table:table-cell>
        </table:table-row>
        <table:table-row>
          <table:table-cell table:style-name="Tabla6.A2" office:value-type="string">
            <text:p text:style-name="P17">443</text:p>
          </table:table-cell>
          <table:table-cell table:style-name="Tabla6.A2" office:value-type="string">
            <text:p text:style-name="P17">TCP</text:p>
          </table:table-cell>
          <table:table-cell table:style-name="Tabla6.C2" office:value-type="string">
            <text:p text:style-name="P17">HTTPS - Seguro de HTTP</text:p>
          </table:table-cell>
        </table:table-row>
        <table:table-row>
          <table:table-cell table:style-name="Tabla6.A2" office:value-type="string">
            <text:p text:style-name="P17">21</text:p>
          </table:table-cell>
          <table:table-cell table:style-name="Tabla6.A2" office:value-type="string">
            <text:p text:style-name="P17">TCP</text:p>
          </table:table-cell>
          <table:table-cell table:style-name="Tabla6.C2" office:value-type="string">
            <text:p text:style-name="P17">FTP - Transferencia de archivos</text:p>
          </table:table-cell>
        </table:table-row>
        <table:table-row>
          <table:table-cell table:style-name="Tabla6.A2" office:value-type="string">
            <text:p text:style-name="P17">22</text:p>
          </table:table-cell>
          <table:table-cell table:style-name="Tabla6.A2" office:value-type="string">
            <text:p text:style-name="P17">TCP</text:p>
          </table:table-cell>
          <table:table-cell table:style-name="Tabla6.C2" office:value-type="string">
            <text:p text:style-name="P17">SSH - Acceso remoto seguro</text:p>
          </table:table-cell>
        </table:table-row>
        <table:table-row>
          <table:table-cell table:style-name="Tabla6.A2" office:value-type="string">
            <text:p text:style-name="P17">25</text:p>
          </table:table-cell>
          <table:table-cell table:style-name="Tabla6.A2" office:value-type="string">
            <text:p text:style-name="P17">TCP</text:p>
          </table:table-cell>
          <table:table-cell table:style-name="Tabla6.C2" office:value-type="string">
            <text:p text:style-name="P17">SMTP - Envío de correo electrónico</text:p>
          </table:table-cell>
        </table:table-row>
        <table:table-row>
          <table:table-cell table:style-name="Tabla6.A2" office:value-type="string">
            <text:p text:style-name="P17">53</text:p>
          </table:table-cell>
          <table:table-cell table:style-name="Tabla6.A2" office:value-type="string">
            <text:p text:style-name="P17">UDP</text:p>
          </table:table-cell>
          <table:table-cell table:style-name="Tabla6.C2" office:value-type="string">
            <text:p text:style-name="P17">DNS - Resolución de nombres de dominio</text:p>
          </table:table-cell>
        </table:table-row>
        <table:table-row>
          <table:table-cell table:style-name="Tabla6.A2" office:value-type="string">
            <text:p text:style-name="P17">67-68</text:p>
          </table:table-cell>
          <table:table-cell table:style-name="Tabla6.A2" office:value-type="string">
            <text:p text:style-name="P17">UDP</text:p>
          </table:table-cell>
          <table:table-cell table:style-name="Tabla6.C2" office:value-type="string">
            <text:p text:style-name="P17">DHCP - Configuración automática de direcciones IP</text:p>
          </table:table-cell>
        </table:table-row>
        <table:table-row>
          <table:table-cell table:style-name="Tabla6.A2" office:value-type="string">
            <text:p text:style-name="P17">161</text:p>
          </table:table-cell>
          <table:table-cell table:style-name="Tabla6.A2" office:value-type="string">
            <text:p text:style-name="P17">UDP</text:p>
          </table:table-cell>
          <table:table-cell table:style-name="Tabla6.C2" office:value-type="string">
            <text:p text:style-name="Table_20_Contents">SNMP - Monitoreo y gestión de red</text:p>
          </table:table-cell>
        </table:table-row>
      </table:table>
      <text:p text:style-name="P24"><text:soft-page-break/>Estos son solo algunos ejemplos de puertos comunes y sus utilidades. Hay muchos otros puertos y servicios disponibles, cada uno con su propio propósito y función en la red.</text:p>
      <text:p text:style-name="P25"><draw:frame draw:style-name="fr1" draw:name="Imagen9" text:anchor-type="as-char" svg:width="0.635cm" svg:height="0.635cm" draw:z-index="7"><draw:image xlink:href="Pictures/100000000000007800000078EDC3B169886C47E9.png" xlink:type="simple" xlink:show="embed" xlink:actuate="onLoad" draw:mime-type="image/png"/><svg:title>User</svg:title></draw:frame></text:p>
      <text:p text:style-name="P25">Tú</text:p>
      <text:p text:style-name="P25">diferencia entre puertos bien conocidos, dinámicos ... define el contenido del fichero services y su ubicación en sistemas windows y unix</text:p>
      <text:p text:style-name="P23">ChatGPT</text:p>
      <text:p text:style-name="P24">Los puertos se dividen en tres categorías principales: puertos bien conocidos, puertos registrados y puertos dinámicos.</text:p>
      <text:list text:style-name="L10">
        <text:list-item>
          <text:p text:style-name="P38">Puertos Bien Conocidos (Well-Known Ports):</text:p>
          <text:list>
            <text:list-item>
              <text:p text:style-name="P37">Rango: 0-1023.</text:p>
            </text:list-item>
            <text:list-item>
              <text:p text:style-name="P37">Son asignados y reservados por la Internet Assigned Numbers Authority (IANA) para servicios comúnmente conocidos y utilizados.</text:p>
            </text:list-item>
            <text:list-item>
              <text:p text:style-name="P37">Estos puertos están asociados a servicios específicos y sus números son fijos y conocidos por todos los sistemas operativos y aplicaciones de red.</text:p>
            </text:list-item>
            <text:list-item>
              <text:p text:style-name="P37">Ejemplos: Puerto 80 para HTTP, puerto 443 para HTTPS, puerto 25 para SMTP, etc.</text:p>
            </text:list-item>
          </text:list>
        </text:list-item>
        <text:list-item>
          <text:p text:style-name="P38">Puertos Registrados (Registered Ports):</text:p>
          <text:list>
            <text:list-item>
              <text:p text:style-name="P37">Rango: 1024-49151.</text:p>
            </text:list-item>
            <text:list-item>
              <text:p text:style-name="P37">Estos puertos están disponibles para ser registrados por organizaciones o desarrolladores de software para servicios específicos.</text:p>
            </text:list-item>
            <text:list-item>
              <text:p text:style-name="P37">A menudo se utilizan para aplicaciones y servicios personalizados, así como para extensiones de protocolos estándar.</text:p>
            </text:list-item>
            <text:list-item>
              <text:p text:style-name="P37">No están asociados a servicios ampliamente reconocidos como los puertos bien conocidos.</text:p>
            </text:list-item>
            <text:list-item>
              <text:p text:style-name="P37">Ejemplos: Puerto 3306 para MySQL, puerto 5432 para PostgreSQL, puerto 8080 para HTTP alternativo, etc.</text:p>
            </text:list-item>
          </text:list>
        </text:list-item>
        <text:list-item>
          <text:p text:style-name="P38">Puertos Dinámicos o Efímeros (Dynamic Ports):</text:p>
          <text:list>
            <text:list-item>
              <text:p text:style-name="P37">Rango: 49152-65535.</text:p>
            </text:list-item>
            <text:list-item>
              <text:p text:style-name="P37">Son asignados dinámicamente por el sistema operativo a las conexiones salientes temporales.</text:p>
            </text:list-item>
            <text:list-item>
              <text:p text:style-name="P37">Se utilizan para facilitar la comunicación en la capa de transporte (TCP/UDP) sin interferir con los puertos bien conocidos y registrados.</text:p>
            </text:list-item>
            <text:list-item>
              <text:p text:style-name="P37">Los clientes y aplicaciones utilizan estos puertos para establecer conexiones salientes con servicios remotos.</text:p>
            </text:list-item>
            <text:list-item>
              <text:p text:style-name="P38"><text:soft-page-break/>Estos puertos se liberan y vuelven a estar disponibles para otros procesos una vez que se cierra la conexión.</text:p>
            </text:list-item>
          </text:list>
        </text:list-item>
      </text:list>
      <text:p text:style-name="P24">El archivo de servicios, a menudo denominado "services", contiene una lista de los nombres de servicios conocidos y los números de puerto asociados. Este archivo se utiliza principalmente por los sistemas operativos para asignar nombres legibles a los puertos numéricos, facilitando así la configuración y administración de servicios de red.</text:p>
      <text:p text:style-name="P24">En sistemas Unix y similares (como Linux), el archivo de servicios se encuentra generalmente en:</text:p>
      <text:p text:style-name="P9">bashCopy code</text:p>
      <text:p text:style-name="P8"><text:span text:style-name="Source_20_Text"><text:span text:style-name="T7">/etc/services</text:span></text:span></text:p>
      <text:p text:style-name="P24">En sistemas Windows, los nombres de los servicios y los puertos asociados están definidos internamente y no se almacenan en un archivo de servicios específico. Sin embargo, las aplicaciones y servicios en Windows a menudo utilizan una tabla de asignación interna similar para asociar nombres de servicio con números de puerto.</text:p>
      <text:p text:style-name="P25"><draw:frame draw:style-name="fr1" draw:name="Imagen10" text:anchor-type="as-char" svg:width="0.635cm" svg:height="0.635cm" draw:z-index="8"><draw:image xlink:href="Pictures/100000000000007800000078EDC3B169886C47E9.png" xlink:type="simple" xlink:show="embed" xlink:actuate="onLoad" draw:mime-type="image/png"/><svg:title>User</svg:title></draw:frame></text:p>
      <text:p text:style-name="P25">Tú</text:p>
      <text:p text:style-name="P25">y en windows ? te suena c:\windows\system32/drivers/etc?</text:p>
      <text:p text:style-name="P23">ChatGPT</text:p>
      <text:p text:style-name="P24">Sí, correcto. En sistemas Windows, la ubicación del archivo de servicios es similar al sistema Unix/Linux. El archivo "services" se encuentra en la siguiente ruta:</text:p>
      <text:p text:style-name="P9">makefileCopy code</text:p>
      <text:p text:style-name="P8"><text:span text:style-name="Source_20_Text"><text:span text:style-name="T7">C:\Windows\System32\drivers\etc</text:span></text:span></text:p>
      <text:p text:style-name="P24">En esta ubicación, puedes encontrar el archivo "services" que contiene la lista de servicios conocidos y los puertos asociados en sistemas Windows. Este archivo se utiliza para la resolución de nombres de servicios en lugar de tener que recordar los números de puerto correspondientes.</text:p>
      <text:p text:style-name="P25"><draw:frame draw:style-name="fr1" draw:name="Imagen11" text:anchor-type="as-char" svg:width="0.635cm" svg:height="0.635cm" draw:z-index="9"><draw:image xlink:href="Pictures/100000000000007800000078EDC3B169886C47E9.png" xlink:type="simple" xlink:show="embed" xlink:actuate="onLoad" draw:mime-type="image/png"/><svg:title>User</svg:title></draw:frame></text:p>
      <text:p text:style-name="P25">Tú</text:p>
      <text:p text:style-name="P25">y el fichero host ¿qué utilidad tiene? algo que ver con los nombres?</text:p>
      <text:p text:style-name="P23">ChatGPT</text:p>
      <text:p text:style-name="P24">Sí, exactamente. El archivo "hosts" tiene una utilidad fundamental en la resolución de nombres de dominio a direcciones IP en un entorno de red. Básicamente, el archivo "hosts" se utiliza para mapear nombres de dominio a direcciones IP de manera local en un sistema operativo.</text:p>
      <text:p text:style-name="P22"><text:span text:style-name="T7">Cuando se intenta acceder a un nombre de dominio (por ejemplo, "</text:span><text:a xlink:type="simple" xlink:href="http://www.ejemplo.com/" office:target-frame-name="_new" xlink:show="replace" text:style-name="Internet_20_link" text:visited-style-name="Visited_20_Internet_20_Link"><text:span text:style-name="T7">www.ejemplo.com</text:span></text:a><text:span text:style-name="T7">") desde un navegador web u otra aplicación de red, el sistema operativo primero busca en su archivo "hosts" </text:span><text:soft-page-break/><text:span text:style-name="T7">para ver si hay una entrada correspondiente. Si encuentra una coincidencia, utiliza la dirección IP especificada en el archivo "hosts" para la conexión, evitando la necesidad de realizar una consulta DNS externa.</text:span></text:p>
      <text:p text:style-name="P24">Por lo tanto, el archivo "hosts" es útil para establecer relaciones estáticas entre nombres de dominio y direcciones IP en un entorno local. Esto puede ser útil, por ejemplo, para probar un sitio web en un servidor local antes de que se haya configurado un DNS público, o para bloquear el acceso a ciertos sitios web redirigiéndolos a una dirección IP local no válida.</text:p>
      <text:p text:style-name="P24">El formato del archivo "hosts" es simple: cada línea contiene una dirección IP seguida de uno o más nombres de dominio separados por espacios o tabulaciones. Por ejemplo:</text:p>
      <text:p text:style-name="P9">Copy code</text:p>
      <text:p text:style-name="P8"><text:span text:style-name="Source_20_Text"><text:span text:style-name="T7">127.0.0.1 <text:s text:c="6"/>localhost</text:span></text:span></text:p>
      <text:p text:style-name="P24">En esta entrada, la dirección IP 127.0.0.1 está asociada al nombre de dominio "localhost". Cuando el sistema encuentra una solicitud para "localhost", utiliza la dirección IP 127.0.0.1 para resolverla, permitiendo la comunicación local con el propio dispositivo.</text:p>
      <text:p text:style-name="P12"/>
      <text:p text:style-name="P13">SSH</text:p>
      <text:p text:style-name="P12"/>
      <text:p text:style-name="P12">https://es.wikipedia.org/wiki/Secure_Shell</text:p>
      <text:p text:style-name="P12"/>
      <text:p text:style-name="P12">https://docs.microsoft.com/es-es/windows-server/administration/openssh/openssh_overview</text:p>
      <text:p text:style-name="P12"/>
      <text:p text:style-name="P12">WGET</text:p>
      <text:p text:style-name="P12"/>
      <text:p text:style-name="P12"><text:a xlink:type="simple" xlink:href="https://tecnolocuras.com/como-instalar-wget-en-windows/" text:style-name="Internet_20_link" text:visited-style-name="Visited_20_Internet_20_Link">https://tecnolocuras.com/como-instalar-wget-en-windows/</text:a></text:p>
      <text:p text:style-name="P12"/>
      <text:p text:style-name="P12">Paginación</text:p>
      <text:p text:style-name="P12"/>
      <text:p text:style-name="P12"><text:a xlink:type="simple" xlink:href="https://es.wikipedia.org/wiki/Paginación_de_memoria" text:style-name="Internet_20_link" text:visited-style-name="Visited_20_Internet_20_Link">https://es.wikipedia.org/wiki/Paginaci%C3%B3n_de_memoria</text:a></text:p>
      <text:p text:style-name="P12"/>
      <text:p text:style-name="P12"/>
      <text:p text:style-name="P12">Listado de consolas</text:p>
      <text:p text:style-name="P12"/>
      <text:p text:style-name="P12"><text:a xlink:type="simple" xlink:href="http://www.auditiait.es/lista-de-consolas-msc/" text:style-name="Internet_20_link" text:visited-style-name="Visited_20_Internet_20_Link">http://www.auditiait.es/lista-de-consolas-msc/</text:a></text:p>
      <text:p text:style-name="P12"/>
      <text:p text:style-name="P12"/>
      <text:p text:style-name="P12">Variables del prompt</text:p>
      <text:p text:style-name="P12"/>
      <text:p text:style-name="P12"><text:a xlink:type="simple" xlink:href="https://docs.microsoft.com/es-es/windows-server/administration/windows-commands/prompt" text:style-name="Internet_20_link" text:visited-style-name="Visited_20_Internet_20_Link">https://docs.microsoft.com/es-es/windows-server/administration/windows-commands/prompt</text:a></text:p>
      <text:p text:style-name="P12"/>
      <text:p text:style-name="P12"/>
      <text:p text:style-name="P12">* comandos (aplicaciones)</text:p>
      <text:p text:style-name="P12"/>
      <text:p text:style-name="P12"><text:a xlink:type="simple" xlink:href="https://www.profesionalreview.com/2018/11/07/comandos-windows-10/" text:style-name="Internet_20_link" text:visited-style-name="Visited_20_Internet_20_Link">https://www.profesionalreview.com/2018/11/07/comandos-windows-10/</text:a></text:p>
      <text:p text:style-name="P12"/>
      <text:p text:style-name="P12">Sistemas de ficheros</text:p>
      <text:p text:style-name="P12"/>
      <text:p text:style-name="P12"><text:a xlink:type="simple" xlink:href="https://es.wikipedia.org/wiki/Sistema_de_archivos" text:style-name="Internet_20_link" text:visited-style-name="Visited_20_Internet_20_Link">https://es.wikipedia.org/wiki/Sistema_de_archivos</text:a></text:p>
      <text:p text:style-name="P12"/>
      <text:p text:style-name="P12"/>
      <text:p text:style-name="P12">Más simple</text:p>
      <text:p text:style-name="P12"/>
      <text:p text:style-name="P12"><text:a xlink:type="simple" xlink:href="https://www.educatica.es/sistemas-operativos/principios-basicos/sistemas-de-ficheros/" text:style-name="Internet_20_link" text:visited-style-name="Visited_20_Internet_20_Link">https://www.educatica.es/sistemas-operativos/principios-basicos/sistemas-de-ficheros/</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2-08T18:47:08.377551548</dc:date>
    <meta:editing-duration>PT6H38M56S</meta:editing-duration>
    <meta:editing-cycles>12</meta:editing-cycles>
    <meta:generator>LibreOffice/7.6.2.1$Linux_X86_64 LibreOffice_project/56f7684011345957bbf33a7ee678afaf4d2ba333</meta:generator>
    <meta:document-statistic meta:table-count="6" meta:image-count="11" meta:object-count="0" meta:page-count="11" meta:paragraph-count="277" meta:word-count="3139" meta:character-count="19912" meta:non-whitespace-character-count="17064"/>
  </office:meta>
</office:document-meta>
</file>